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5in" fo:margin-left="-0.1597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04in"/>
    </style:style>
    <style:style style:name="Table3.C" style:family="table-column">
      <style:table-column-properties style:column-width="2.065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5" style:family="table">
      <style:table-properties style:width="7.875in" fo:margin-left="-0.1597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6.8757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in" fo:padding-bottom="0in" fo:border="none"/>
    </style:style>
    <style:style style:name="Table4" style:family="table">
      <style:table-properties style:width="7.8778in" fo:margin-left="-0.1597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785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Table6" style:family="table">
      <style:table-properties style:width="7.875in" fo:margin-left="-0.1597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757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.1in" fo:padding-bottom="0in" fo:border="none"/>
    </style:style>
    <style:style style:name="Table7" style:family="table">
      <style:table-properties style:width="7.875in" fo:margin-left="-0.1597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4.8104in"/>
    </style:style>
    <style:style style:name="Table7.C" style:family="table-column">
      <style:table-column-properties style:column-width="2.065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5in" fo:margin-left="-0.1597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57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9" style:family="table">
      <style:table-properties style:width="7.875in" fo:margin-left="-0.1597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4.8104in"/>
    </style:style>
    <style:style style:name="Table9.C" style:family="table-column">
      <style:table-column-properties style:column-width="2.065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0" style:family="table">
      <style:table-properties style:width="7.875in" fo:margin-left="-0.1597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57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5in" fo:margin-left="-0.1597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04in"/>
    </style:style>
    <style:style style:name="Table11.C" style:family="table-column">
      <style:table-column-properties style:column-width="2.065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5in" fo:margin-left="-0.1597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757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5in" fo:margin-left="-0.1597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4.8104in"/>
    </style:style>
    <style:style style:name="Table13.C" style:family="table-column">
      <style:table-column-properties style:column-width="2.065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5" style:family="paragraph" style:parent-style-name="Standard">
      <style:text-properties officeooo:paragraph-rsid="00f54a88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f54a88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f54a88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f54a88" style:font-name-asian="Roboto2" style:font-size-asian="10pt" style:font-weight-asian="bold" style:font-name-complex="Roboto2" style:font-size-complex="10pt" style:font-weight-complex="bold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f54a88" style:font-size-asian="10pt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11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f4ffae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f54a88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ffae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f4ffae" style:font-name-asian="Roboto2" style:font-size-asian="10pt" style:font-name-complex="Roboto2" style:font-size-complex="10pt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0f54a8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0f54a88" style:font-name-asian="Roboto2" style:font-size-asian="10pt" style:font-weight-asian="bold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0f42c2a" officeooo:paragraph-rsid="00f54a88" style:font-name-asian="Roboto2" style:font-size-asian="10pt" style:font-weight-asian="bold" style:font-name-complex="Roboto2" style:font-size-complex="10pt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0f54a88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0f54a88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0f54a88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0f54a88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54a88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0f4ffae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0f54a88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0f4ffae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 style:list-style-name="L1">
      <style:paragraph-properties fo:line-height="100%" fo:orphans="0" fo:widows="0"/>
      <style:text-properties officeooo:paragraph-rsid="00f4ffae"/>
    </style:style>
    <style:style style:name="P37" style:family="paragraph" style:parent-style-name="Standard" style:list-style-name="L1">
      <style:paragraph-properties fo:line-height="100%" fo:orphans="0" fo:widows="0"/>
      <style:text-properties officeooo:paragraph-rsid="00f54a88"/>
    </style:style>
    <style:style style:name="P38" style:family="paragraph" style:parent-style-name="Standard" style:list-style-name="L1">
      <style:paragraph-properties fo:line-height="100%" fo:orphans="0" fo:widows="0"/>
      <style:text-properties officeooo:paragraph-rsid="00fb28df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f4ffae" style:font-name-asian="Roboto2" style:font-size-asian="10pt" style:font-style-asian="normal" style:font-name-complex="Roboto2" style:font-size-complex="10pt" style:font-style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f54a8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f54a8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f54a88" style:font-name-asian="Roboto2" style:font-size-asian="10pt" style:font-weight-asian="normal" style:font-name-complex="Roboto2" style:font-size-complex="10pt" style:font-weight-complex="normal"/>
    </style:style>
    <style:style style:name="P43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f54a88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0f54a88" style:font-weight-asian="normal" style:font-weight-complex="normal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0f4ffae"/>
    </style:style>
    <style:style style:name="P47" style:family="paragraph" style:parent-style-name="Text_20_body" style:master-page-name="Standard">
      <style:paragraph-properties style:page-number="1" fo:break-before="auto" fo:break-after="auto"/>
      <style:text-properties fo:font-size="2pt" style:font-size-asian="1.75pt" style:font-size-complex="2pt"/>
    </style:style>
    <style:style style:name="P4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fo:font-weight="bold" officeooo:rsid="007b02e2" style:font-name-asian="Roboto2" style:font-size-asian="10pt" style:font-style-asian="italic" style:font-weight-asian="bold" style:font-name-complex="Roboto2" style:font-size-complex="10pt" style:font-style-complex="italic" style:font-weight-complex="normal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3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f069b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2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3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4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style:font-name="Roboto1" fo:font-size="10pt" style:font-name-asian="Roboto2" style:font-size-asian="10pt" style:font-name-complex="Roboto2" style:font-size-complex="10pt"/>
    </style:style>
    <style:style style:name="T36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7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0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1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2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3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6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0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463f2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0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1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2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75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78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79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80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edebf5" style:font-weight-asian="normal" style:font-weight-complex="normal"/>
    </style:style>
    <style:style style:name="T83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84" style:family="text">
      <style:text-properties fo:font-style="normal" officeooo:rsid="008e79c7" style:font-style-asian="normal" style:font-style-complex="normal"/>
    </style:style>
    <style:style style:name="T85" style:family="text">
      <style:text-properties fo:font-style="normal" officeooo:rsid="00bf2b2d" style:font-style-asian="normal" style:font-style-complex="normal"/>
    </style:style>
    <style:style style:name="T86" style:family="text">
      <style:text-properties officeooo:rsid="0094c2de"/>
    </style:style>
    <style:style style:name="T87" style:family="text">
      <style:text-properties officeooo:rsid="009b41a1"/>
    </style:style>
    <style:style style:name="T88" style:family="text">
      <style:text-properties officeooo:rsid="009f14e6"/>
    </style:style>
    <style:style style:name="T89" style:family="text">
      <style:text-properties officeooo:rsid="00a884b6"/>
    </style:style>
    <style:style style:name="T90" style:family="text">
      <style:text-properties officeooo:rsid="00ad8019"/>
    </style:style>
    <style:style style:name="T91" style:family="text">
      <style:text-properties officeooo:rsid="00ba1d29"/>
    </style:style>
    <style:style style:name="T92" style:family="text">
      <style:text-properties officeooo:rsid="00d0b07b"/>
    </style:style>
    <style:style style:name="T93" style:family="text">
      <style:text-properties officeooo:rsid="00e1f740"/>
    </style:style>
    <style:style style:name="T94" style:family="text">
      <style:text-properties officeooo:rsid="00f54a88"/>
    </style:style>
    <style:style style:name="T95" style:family="text">
      <style:text-properties officeooo:rsid="00ffd81e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65in" svg:y="0.5154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2717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91in" svg:y="0.5098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65in" svg:y="0.7339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09in" svg:y="0.2925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299in" svg:y="0.7256in" svg:width="0.1791in" svg:height="0.1791in" draw:z-index="5">
        <draw:image xlink:href="Pictures/10000201000002000000020062654E3D0C88CBBE.png" xlink:type="simple" xlink:show="embed" xlink:actuate="onLoad" loext:mime-type="image/png"/>
      </draw:fram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><text:span text:style-name="T86">R</text:span>ICHARD S. ZHU</text:p>
          </table:table-cell>
          <table:table-cell table:style-name="Table2.B1" office:value-type="string">
            <text:p text:style-name="P35">rszhu@berkeley.edu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32">ocf.io/rszhu</text:p>
            <text:p text:style-name="P3">linkedin.com/in/rszhu</text:p>
            <text:p text:style-name="P31">github.com/richardszhu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48"><text:span text:style-name="T96">Top Margin: 10</text:span></text:p><text:p text:style-name="P48"><text:span text:style-name="T96">Bottom Margin: 0</text:span></text:p></office:annotation>E<text:span text:style-name="T92">D</text:span><office:annotation-end office:name="__Annotation__1520_3461496547"/><text:span text:style-name="T92">UCATION</text:span></text:p>
          </table:table-cell>
          <table:table-cell table:style-name="Table3.A1" office:value-type="string">
            <text:p text:style-name="P13"><text:span text:style-name="T7">University of California, Berkeley <text:s text:c="19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3.A1" office:value-type="string">
            <text:p text:style-name="P16"><text:span text:style-name="T32">Expected Graduation: </text:span><text:span text:style-name="T28">May 2023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5"><office:annotation office:name="__Annotation__1519_3461496547"><dc:creator>Unknown Author</dc:creator><dc:date>2019-11-16T14:58:56.429663726</dc:date><text:p text:style-name="P48"><text:span text:style-name="T96">Top Margin : 0</text:span></text:p><text:p text:style-name="P48"><text:span text:style-name="T96">Bottom Margin : 0</text:span></text:p><text:p text:style-name="P48"><text:span text:style-name="T96"/></text:p></office:annotation><text:span text:style-name="T29">B.A. </text:span><office:annotation-end office:name="__Annotation__1519_3461496547"/><text:span text:style-name="T29">Computer Science </text:span><text:span text:style-name="T19"><text:s/></text:span><text:span text:style-name="T13"><text:s text:c="2"/></text:span><text:span text:style-name="T6"><text:s text:c="91"/></text:span><text:span text:style-name="T12"><text:s text:c="15"/></text:span></text:p>
            <text:p text:style-name="P13"><text:span text:style-name="T21">Relevant Coursework:</text:span><text:span text:style-name="T22"> </text:span><text:span text:style-name="T34">Structure of Computer Programs</text:span><text:span text:style-name="T29">, </text:span><text:span text:style-name="T30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SKILLS</text:p>
          </table:table-cell>
          <table:table-cell table:style-name="Table4.A1" office:value-type="string">
            <text:p text:style-name="P17"><text:span text:style-name="T83">Languages:</text:span><text:span text:style-name="T5"> </text:span>Python, Java, SQL, HTML/CSS, <text:span text:style-name="T93">JavaScript</text:span></text:p>
            <text:p text:style-name="P14"><text:span text:style-name="T33">Frameworks/Technologies:</text:span><text:span text:style-name="T8"> </text:span><text:span text:style-name="T24">Git, </text:span><text:span text:style-name="T23">Linux (Ubuntu), </text:span><text:span text:style-name="T25">NumPy, Bootstrap</text:span><text:span text:style-name="T23"> <text:s text:c="5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4"/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><office:annotation office:name="__Annotation__1537_3461496547"><dc:creator>Unknown Author</dc:creator><dc:date>2019-11-16T15:07:10.405129210</dc:date><text:p text:style-name="P48"><text:span text:style-name="T96">Projects all one table</text:span></text:p></office:annotation>PROJECTS<office:annotation-end office:name="__Annotation__1537_3461496547"/></text:p>
          </table:table-cell>
          <table:table-cell table:style-name="Table6.A1" office:value-type="string">
            <text:p text:style-name="P11"><text:span text:style-name="T45">Investment </text:span><text:span text:style-name="T40">Portfolio Diversity Visualization Tool </text:span><text:span text:style-name="T41">(</text:span><text:span text:style-name="T43">Python, </text:span><text:span text:style-name="T44">MatPlotLib, </text:span><text:span text:style-name="T42">Git</text:span><text:span text:style-name="T41">)</text:span></text:p>
            <text:p text:style-name="P11"><text:span text:style-name="T59"><text:s text:c="2"/>★ <text:s/></text:span><text:span text:style-name="T77"><text:s/></text:span><text:span text:style-name="T75">Winn</text:span><text:span text:style-name="T76">ing Project</text:span><text:span text:style-name="T75"> of the CalHacks 2019 BlackRock API Prize</text:span></text:p>
            <text:list xml:id="list1416218129" text:style-name="L1">
              <text:list-item>
                <text:p text:style-name="P36"><text:span text:style-name="T49">A tool</text:span><text:span text:style-name="T47"> that visualizes the diversity of an investment portfolio </text:span><text:span text:style-name="T48">given</text:span><text:span text:style-name="T47"> any </text:span><text:span text:style-name="T50">applicable </text:span><text:span text:style-name="T47">security attribute </text:span></text:p>
              </text:list-item>
              <text:list-item>
                <text:p text:style-name="P39"><text:span text:style-name="T87">Leveraged</text:span> BlackRock API to <text:span text:style-name="T91">compile, </text:span>sort, and categorize <text:span text:style-name="T88">security</text:span> data f<text:span text:style-name="T88">rom an array of stock symbols</text:span></text:p>
              </text:list-item>
              <text:list-item>
                <text:p text:style-name="P46"><text:span text:style-name="T67">Integrated</text:span><text:span text:style-name="T68"> MatPlotLib to visualize </text:span><text:span text:style-name="T69">calculated diversity</text:span><text:span text:style-name="T68"> data and to create a GUI for </text:span><text:span text:style-name="T70">user</text:span><text:span text:style-name="T68"> </text:span><text:span text:style-name="T71">portfolio input</text:span><text:span text:style-name="T46"> <text:s text:c="4"/></text:span><text:span text:style-name="T40"><text:s text:c="7"/></text:span><text:span text:style-name="T46"><text:s/></text:span><text:span text:style-name="T40"><text:s text:c="51"/></text:span><text:span text:style-name="T78"><text:s text:c="7"/></text:span><text:span text:style-name="T74"><text:s/></text:span><text:span text:style-name="T40"><text:s text:c="81"/></text:span><text:span text:style-name="T35"><text:s text:c="89"/></text:span><text:span text:style-name="T79"><text:s text:c="14"/>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12"><text:span text:style-name="T40">Bomberman Remastered </text:span><text:span text:style-name="T41">(Java, </text:span><text:span text:style-name="T42">Git</text:span><text:span text:style-name="T41">)</text:span></text:p>
            <text:list xml:id="list220338902232192" text:continue-numbering="true" text:style-name="L1">
              <text:list-item>
                <text:p text:style-name="P40">An improved remake of the classic video game Bomberman that can be played on modern devices</text:p>
              </text:list-item>
              <text:list-item>
                <text:p text:style-name="P42">Added an all-new local multiplayer mode, <text:span text:style-name="T95">featuring</text:span> dynamic player vs. player gameplay </text:p>
              </text:list-item>
              <text:list-item>
                <text:p text:style-name="P43"><text:span text:style-name="T84">Utilized the Java Swing toolkit to design game menus </text:span><text:span text:style-name="T85">and </text:span><text:span text:style-name="T84">update graphical texture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7">Scheme <text:span text:style-name="T90">Language</text:span> Interpreter <text:span text:style-name="T89">(</text:span>Python)</text:p>
            <text:list xml:id="list220338920596165" text:continue-numbering="true" text:style-name="L1">
              <text:list-item>
                <text:p text:style-name="P44"><text:span text:style-name="T36">A</text:span><text:span text:style-name="T37">n i</text:span><text:span text:style-name="T36">nterpreter for the Scheme </text:span><text:span text:style-name="T37">programming </text:span><text:span text:style-name="T36">language </text:span><text:span text:style-name="T39">(a dialect of Lisp)</text:span><text:span text:style-name="T36">, </text:span><text:span text:style-name="T37">built </text:span><text:span text:style-name="T38">using</text:span><text:span text:style-name="T37"> Python</text:span></text:p>
              </text:list-item>
              <text:list-item>
                <text:p text:style-name="P37"><text:span text:style-name="T47">Implemented </text:span><text:span text:style-name="T51">environments, </text:span><text:span text:style-name="T47">lexical </text:span><text:span text:style-name="T52">and </text:span><text:span text:style-name="T47">dynamic scoping, </text:span><text:span text:style-name="T52">exceptions, macros,</text:span><text:span text:style-name="T54"> </text:span><text:span text:style-name="T53">special form</text:span><text:span text:style-name="T54">s, and more</text:span></text:p>
              </text:list-item>
              <text:list-item>
                <text:p text:style-name="P37"><text:span text:style-name="T55">Ensured </text:span><text:span text:style-name="T58">correct recursive evaluation </text:span><text:span text:style-name="T57">procedures</text:span><text:span text:style-name="T58"> for call expressions, special forms, </text:span><text:span text:style-name="T56">and primitive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8">Personal Website (HTML, CSS, JavaScript) </text:p>
            <text:list xml:id="list220338723921640" text:continue-numbering="true" text:style-name="L1">
              <text:list-item>
                <text:p text:style-name="P45"><text:span text:style-name="T63">A</text:span><text:span text:style-name="T60"> personal website </text:span><text:span text:style-name="T63">created </text:span><text:span text:style-name="T61">from </text:span><text:span text:style-name="T62">the ground up</text:span><text:span text:style-name="T61">, </text:span><text:span text:style-name="T63">built with the Bootstrap framework</text:span></text:p>
              </text:list-item>
              <text:list-item>
                <text:p text:style-name="P38"><text:span text:style-name="T72">H</text:span><text:span text:style-name="T73">osted page files remotely on UC Berkeley Open Computing Facility servers, via SSH </text:span><text:bookmark text:name="firstHeading"/><text:span text:style-name="T80">File Transfer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10"><text:span text:style-name="T3">Smart </text:span><text:span text:style-name="T2">Typing Practice Program</text:span><text:span text:style-name="T1"> </text:span><text:span text:style-name="T4">(Python)</text:span></text:p>
            <text:list xml:id="list220339619999610" text:continue-numbering="true" text:style-name="L1">
              <text:list-item>
                <text:p text:style-name="P40">An interactive typing program that calculates typing speed and accuracy with every keystroke</text:p>
              </text:list-item>
              <text:list-item>
                <text:p text:style-name="P37"><text:span text:style-name="T53">Built</text:span><text:span text:style-name="T47"> smart autocorrect feature </text:span><text:span text:style-name="T54">that determines </text:span><text:span text:style-name="T47">similarity between input and a base word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6">E<text:span text:style-name="T94">XPERIENCE</text:span></text:p>
          </table:table-cell>
          <table:table-cell table:style-name="Table7.A1" office:value-type="string">
            <text:p text:style-name="P19">Gateways Summer School</text:p>
            <text:p text:style-name="P22"><text:span text:style-name="T17">Teaching Aide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7.A1" office:value-type="string">
            <text:p text:style-name="P18">San Diego, CA</text:p>
            <text:p text:style-name="P23"><text:span text:style-name="T14"><text:s/>Jul.</text:span><text:span text:style-name="T16"> 2018 — Aug. 2018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6"/>
          </table:table-cell>
          <table:table-cell table:style-name="Table8.A1" office:value-type="string">
            <text:list xml:id="list220338994929446" text:continue-numbering="true" text:style-name="L1">
              <text:list-item>
                <text:p text:style-name="P37"><text:span text:style-name="T64">Aided Architecture &amp; Engineering teacher with giving lessons and </text:span><text:span text:style-name="T65">explaining </text:span><text:span text:style-name="T66">provided</text:span><text:span text:style-name="T65"> examples</text:span></text:p>
              </text:list-item>
              <text:list-item>
                <text:p text:style-name="P37"><text:span text:style-name="T64">Guided 30 students on their projects and supervised them during break, learning, and work times</text:span><text:span text:style-name="T40"> <text:s text:c="16"/></text:span><text:span text:style-name="T46"><text:s/></text:span><text:span text:style-name="T40"><text:s text:c="51"/></text:span><text:span text:style-name="T78"><text:s text:c="7"/></text:span><text:span text:style-name="T74"><text:s/></text:span><text:span text:style-name="T40"><text:s text:c="81"/></text:span><text:span text:style-name="T35"><text:s text:c="89"/></text:span><text:span text:style-name="T79"><text:s text:c="15"/></text:span>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">Online Clothing Page</text:p>
            <text:p text:style-name="P22"><text:span text:style-name="T18">Self Employed</text:span><text:span text:style-name="T11"> 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9.A1" office:value-type="string">
            <text:p text:style-name="P18">San Diego, CA</text:p>
            <text:p text:style-name="P23"><text:span text:style-name="T14"><text:s text:c="2"/></text:span><text:span text:style-name="T16">Jan. 2018 — May 2019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6"/>
          </table:table-cell>
          <table:table-cell table:style-name="Table10.A1" office:value-type="string">
            <text:list xml:id="list220339273665666" text:continue-numbering="true" text:style-name="L1">
              <text:list-item>
                <text:p text:style-name="P41">Sold, packaged, and shipped clothing, cosmetics, books, and other items online</text:p>
              </text:list-item>
              <text:list-item>
                <text:p text:style-name="P37"><text:span text:style-name="T65">Completed over 85 transactions, totalling a revenue of $2,237.35</text:span><text:span text:style-name="T40"> <text:s text:c="14"/></text:span><text:span text:style-name="T46"><text:s/></text:span><text:span text:style-name="T40"><text:s text:c="51"/></text:span><text:span text:style-name="T78"><text:s text:c="7"/></text:span><text:span text:style-name="T74"><text:s/></text:span><text:span text:style-name="T40"><text:s text:c="81"/></text:span><text:span text:style-name="T35"><text:s text:c="89"/></text:span><text:span text:style-name="T79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8">ACTIVITIES</text:p>
          </table:table-cell>
          <table:table-cell table:style-name="Table11.A1" office:value-type="string">
            <text:p text:style-name="P20">Catalyst for Success <text:s/></text:p>
            <text:p text:style-name="P22"><text:span text:style-name="T17">Treasurer, </text:span><text:span text:style-name="T20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11.A1" office:value-type="string">
            <text:p text:style-name="P18">San Diego, CA</text:p>
            <text:p text:style-name="P23"><text:span text:style-name="T14"><text:s text:c="2"/></text:span><text:span text:style-name="T16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6"/>
          </table:table-cell>
          <table:table-cell table:style-name="Table12.A1" office:value-type="string">
            <text:list xml:id="list220338843232147" text:continue-numbering="true" text:style-name="L1">
              <text:list-item>
                <text:p text:style-name="P41">Taught programming and circuitry at the library to over 200 students (Python, Javascript, Arduino)</text:p>
              </text:list-item>
              <text:list-item>
                <text:p text:style-name="P37"><text:span text:style-name="T65">Worked with library officials to organize regular weekly workshops and week-long summer camps</text:span><text:span text:style-name="T40"> <text:s text:c="4"/></text:span><text:span text:style-name="T46"><text:s/></text:span><text:span text:style-name="T40"><text:s text:c="51"/></text:span><text:span text:style-name="T78"><text:s text:c="7"/></text:span><text:span text:style-name="T74"><text:s/></text:span><text:span text:style-name="T40"><text:s text:c="81"/></text:span><text:span text:style-name="T35"><text:s text:c="89"/></text:span><text:span text:style-name="T79"><text:s text:c="15"/></text:span></text:p>
              </text:list-item>
            </text:list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8">AWARDS</text:p>
          </table:table-cell>
          <table:table-cell table:style-name="Table13.A1" office:value-type="string">
            <text:p text:style-name="P6">CalHacks 2019 <text:span text:style-name="T81">—</text:span> <text:span text:style-name="T81">BlackRock API Prize </text:span><text:span text:style-name="T82">Winner</text:span></text:p>
            <text:p text:style-name="P9"><text:span text:style-name="T4">Intuit Scholarship Program </text:span><text:span text:style-name="T81">— Computer Science Scholar</text:span></text:p>
            <text:p text:style-name="P9"><text:span text:style-name="T4">Intuit George A. Hansen Program</text:span> — Computer Science Scholar</text:p>
            <text:p text:style-name="P22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13.A1" office:value-type="string">
            <text:p text:style-name="P21"><text:span text:style-name="T16">O</text:span><text:span text:style-name="T15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7T16:34:47.393787415</dc:date>
    <meta:editing-duration>P1DT2H37M24S</meta:editing-duration>
    <meta:editing-cycles>191</meta:editing-cycles>
    <meta:document-statistic meta:table-count="12" meta:image-count="6" meta:object-count="0" meta:page-count="1" meta:paragraph-count="64" meta:word-count="432" meta:character-count="5930" meta:non-whitespace-character-count="2586"/>
  </office:meta>
</office:document-meta>
</file>